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mbria" svg:font-family="Cambria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5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828cm"/>
    </style:style>
    <style:style style:name="co4" style:family="table-column">
      <style:table-column-properties fo:break-before="auto" style:column-width="1.685cm"/>
    </style:style>
    <style:style style:name="co5" style:family="table-column">
      <style:table-column-properties fo:break-before="auto" style:column-width="1.47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3.764cm"/>
    </style:style>
    <style:style style:name="co8" style:family="table-column">
      <style:table-column-properties fo:break-before="auto" style:column-width="4.274cm"/>
    </style:style>
    <style:style style:name="co9" style:family="table-column">
      <style:table-column-properties fo:break-before="auto" style:column-width="5.271cm"/>
    </style:style>
    <style:style style:name="co10" style:family="table-column">
      <style:table-column-properties fo:break-before="auto" style:column-width="5.336cm"/>
    </style:style>
    <style:style style:name="co11" style:family="table-column">
      <style:table-column-properties fo:break-before="auto" style:column-width="2.215cm"/>
    </style:style>
    <style:style style:name="co12" style:family="table-column">
      <style:table-column-properties fo:break-before="auto" style:column-width="2.087cm"/>
    </style:style>
    <style:style style:name="co13" style:family="table-column">
      <style:table-column-properties fo:break-before="auto" style:column-width="3.51cm"/>
    </style:style>
    <style:style style:name="co14" style:family="table-column">
      <style:table-column-properties fo:break-before="auto" style:column-width="9.135cm"/>
    </style:style>
    <style:style style:name="co15" style:family="table-column">
      <style:table-column-properties fo:break-before="auto" style:column-width="5.122cm"/>
    </style:style>
    <style:style style:name="co16" style:family="table-column">
      <style:table-column-properties fo:break-before="auto" style:column-width="4.295cm"/>
    </style:style>
    <style:style style:name="co17" style:family="table-column">
      <style:table-column-properties fo:break-before="auto" style:column-width="3.489cm"/>
    </style:style>
    <style:style style:name="co18" style:family="table-column">
      <style:table-column-properties fo:break-before="auto" style:column-width="1.896cm"/>
    </style:style>
    <style:style style:name="co19" style:family="table-column">
      <style:table-column-properties fo:break-before="auto" style:column-width="0.686cm"/>
    </style:style>
    <style:style style:name="co20" style:family="table-column">
      <style:table-column-properties fo:break-before="auto" style:column-width="4.464cm"/>
    </style:style>
    <style:style style:name="co21" style:family="table-column">
      <style:table-column-properties fo:break-before="auto" style:column-width="5.399cm"/>
    </style:style>
    <style:style style:name="co22" style:family="table-column">
      <style:table-column-properties fo:break-before="auto" style:column-width="5.907cm"/>
    </style:style>
    <style:style style:name="co23" style:family="table-column">
      <style:table-column-properties fo:break-before="auto" style:column-width="1.939cm"/>
    </style:style>
    <style:style style:name="co24" style:family="table-column">
      <style:table-column-properties fo:break-before="auto" style:column-width="7.225cm"/>
    </style:style>
    <style:style style:name="co25" style:family="table-column">
      <style:table-column-properties fo:break-before="auto" style:column-width="7.862cm"/>
    </style:style>
    <style:style style:name="co26" style:family="table-column">
      <style:table-column-properties fo:break-before="auto" style:column-width="2.469cm"/>
    </style:style>
    <style:style style:name="co27" style:family="table-column">
      <style:table-column-properties fo:break-before="auto" style:column-width="0.857cm"/>
    </style:style>
    <style:style style:name="co28" style:family="table-column">
      <style:table-column-properties fo:break-before="auto" style:column-width="1.706cm"/>
    </style:style>
    <style:style style:name="co29" style:family="table-column">
      <style:table-column-properties fo:break-before="auto" style:column-width="2.81cm"/>
    </style:style>
    <style:style style:name="co30" style:family="table-column">
      <style:table-column-properties fo:break-before="auto" style:column-width="6.884cm"/>
    </style:style>
    <style:style style:name="co31" style:family="table-column">
      <style:table-column-properties fo:break-before="auto" style:column-width="9.984cm"/>
    </style:style>
    <style:style style:name="co32" style:family="table-column">
      <style:table-column-properties fo:break-before="auto" style:column-width="9.664cm"/>
    </style:style>
    <style:style style:name="co33" style:family="table-column">
      <style:table-column-properties fo:break-before="auto" style:column-width="3.36cm"/>
    </style:style>
    <style:style style:name="co34" style:family="table-column">
      <style:table-column-properties fo:break-before="auto" style:column-width="4.359cm"/>
    </style:style>
    <style:style style:name="co35" style:family="table-column">
      <style:table-column-properties fo:break-before="auto" style:column-width="7.669cm"/>
    </style:style>
    <style:style style:name="co36" style:family="table-column">
      <style:table-column-properties fo:break-before="auto" style:column-width="8.454cm"/>
    </style:style>
    <style:style style:name="co37" style:family="table-column">
      <style:table-column-properties fo:break-before="auto" style:column-width="7.075cm"/>
    </style:style>
    <style:style style:name="co38" style:family="table-column">
      <style:table-column-properties fo:break-before="auto" style:column-width="9.453cm"/>
    </style:style>
    <style:style style:name="co39" style:family="table-column">
      <style:table-column-properties fo:break-before="auto" style:column-width="3.552cm"/>
    </style:style>
    <style:style style:name="co40" style:family="table-column">
      <style:table-column-properties fo:break-before="auto" style:column-width="1.281cm"/>
    </style:style>
    <style:style style:name="co41" style:family="table-column">
      <style:table-column-properties fo:break-before="auto" style:column-width="1.048cm"/>
    </style:style>
    <style:style style:name="co4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AllResults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5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number-columns-repeated="3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12" table:number-columns-repeated="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28" table:number-columns-repeated="2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12" table:number-columns-repeated="3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12" table:number-columns-repeated="3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40" table:default-cell-style-name="Default"/>
        <table:table-column table:style-name="co12" table:default-cell-style-name="Default"/>
        <table:table-column table:style-name="co41" table:number-columns-repeated="2" table:default-cell-style-name="Default"/>
        <table:table-column table:style-name="co28" table:default-cell-style-name="Default"/>
        <table:table-row table:style-name="ro1">
          <table:table-cell table:style-name="ce1"/>
          <table:table-cell table:style-name="ce1" office:value-type="string" calcext:value-type="string">
            <text:p>header (head)</text:p>
          </table:table-cell>
          <table:table-cell table:style-name="ce1" office:value-type="string" calcext:value-type="string" table:number-columns-spanned="4" table:number-rows-spanned="1">
            <text:p>header (sample)</text:p>
          </table:table-cell>
          <table:covered-table-cell table:number-columns-repeated="3" table:style-name="ce1"/>
          <table:table-cell table:style-name="ce1" office:value-type="string" calcext:value-type="string">
            <text:p>header (tail)</text:p>
          </table:table-cell>
          <table:table-cell table:style-name="ce1" office:value-type="string" calcext:value-type="string" table:number-columns-spanned="4" table:number-rows-spanned="1">
            <text:p>parameters</text:p>
          </table:table-cell>
          <table:covered-table-cell table:number-columns-repeated="3" table:style-name="ce1"/>
          <table:table-cell table:style-name="ce1" office:value-type="string" calcext:value-type="string" table:number-columns-spanned="3" table:number-rows-spanned="1">
            <text:p>run output</text:p>
          </table:table-cell>
          <table:covered-table-cell table:number-columns-repeated="2" table:style-name="ce1"/>
          <table:table-cell table:style-name="ce1" office:value-type="string" calcext:value-type="string" table:number-columns-spanned="10" table:number-rows-spanned="1">
            <text:p>encounter rate</text:p>
          </table:table-cell>
          <table:covered-table-cell table:number-columns-repeated="9" table:style-name="ce1"/>
          <table:table-cell table:style-name="ce1" office:value-type="string" calcext:value-type="string" table:number-columns-spanned="35" table:number-rows-spanned="1">
            <text:p>detection probability</text:p>
          </table:table-cell>
          <table:covered-table-cell table:number-columns-repeated="34" table:style-name="ce1"/>
          <table:table-cell table:style-name="ce1" office:value-type="string" calcext:value-type="string" table:number-columns-spanned="16" table:number-rows-spanned="1">
            <text:p>density/abundance</text:p>
          </table:table-cell>
          <table:covered-table-cell table:number-columns-repeated="15"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NumEchant</text:p>
          </table:table-cell>
          <table:table-cell table:style-name="ce1" office:value-type="string" calcext:value-type="string">
            <text:p>Espèce</text:p>
          </table:table-cell>
          <table:table-cell table:style-name="ce1" office:value-type="string" calcext:value-type="string">
            <text:p>Passage</text:p>
          </table:table-cell>
          <table:table-cell table:style-name="ce1" office:value-type="string" calcext:value-type="string">
            <text:p>Adulte</text:p>
          </table:table-cell>
          <table:table-cell table:style-name="ce1" office:value-type="string" calcext:value-type="string">
            <text:p>Durée</text:p>
          </table:table-cell>
          <table:table-cell table:style-name="ce1" office:value-type="string" calcext:value-type="string">
            <text:p>AbrevEchant</text:p>
          </table:table-cell>
          <table:table-cell table:style-name="ce1" office:value-type="string" calcext:value-type="string">
            <text:p>estimator key function</text:p>
          </table:table-cell>
          <table:table-cell table:style-name="ce1" office:value-type="string" calcext:value-type="string">
            <text:p>estimator adjustment series</text:p>
          </table:table-cell>
          <table:table-cell table:style-name="ce1" office:value-type="string" calcext:value-type="string">
            <text:p>estimator selection criterion</text:p>
          </table:table-cell>
          <table:table-cell table:style-name="ce1" office:value-type="string" calcext:value-type="string">
            <text:p>CV interval</text:p>
          </table:table-cell>
          <table:table-cell table:style-name="ce1" office:value-type="string" calcext:value-type="string">
            <text:p>run status</text:p>
          </table:table-cell>
          <table:table-cell table:style-name="ce1" office:value-type="string" calcext:value-type="string">
            <text:p>run time</text:p>
          </table:table-cell>
          <table:table-cell table:style-name="ce1" office:value-type="string" calcext:value-type="string">
            <text:p>run folder</text:p>
          </table:table-cell>
          <table:table-cell table:style-name="ce1" office:value-type="string" calcext:value-type="string">
            <text:p>number of observations (n)</text:p>
          </table:table-cell>
          <table:table-cell table:style-name="ce1" office:value-type="string" calcext:value-type="string">
            <text:p>number of samples (k)</text:p>
          </table:table-cell>
          <table:table-cell table:style-name="ce1" office:value-type="string" calcext:value-type="string">
            <text:p>effort (L or K or T)</text:p>
          </table:table-cell>
          <table:table-cell table:style-name="ce1" office:value-type="string" calcext:value-type="string" table:number-columns-spanned="5" table:number-rows-spanned="1">
            <text:p>encounter rate (n/L or n/K or n/T)</text:p>
          </table:table-cell>
          <table:covered-table-cell table:number-columns-repeated="4" table:style-name="ce1"/>
          <table:table-cell table:style-name="ce1" office:value-type="string" calcext:value-type="string">
            <text:p>left truncation distance</text:p>
          </table:table-cell>
          <table:table-cell table:style-name="ce1" office:value-type="string" calcext:value-type="string">
            <text:p>right truncation distance (w)</text:p>
          </table:table-cell>
          <table:table-cell table:style-name="ce1" office:value-type="string" calcext:value-type="string">
            <text:p>total number of parameters (m)</text:p>
          </table:table-cell>
          <table:table-cell table:style-name="ce1" office:value-type="string" calcext:value-type="string">
            <text:p>Delta AIC</text:p>
          </table:table-cell>
          <table:table-cell table:style-name="ce1" office:value-type="string" calcext:value-type="string">
            <text:p>AIC value</text:p>
          </table:table-cell>
          <table:table-cell table:style-name="ce1" office:value-type="string" calcext:value-type="string">
            <text:p>chi-square test probability determined</text:p>
          </table:table-cell>
          <table:table-cell table:style-name="ce1" office:value-type="string" calcext:value-type="string">
            <text:p>chi-square test probability (distance set 1)</text:p>
          </table:table-cell>
          <table:table-cell table:style-name="ce1" office:value-type="string" calcext:value-type="string">
            <text:p>chi-square test probability (distance set 2)</text:p>
          </table:table-cell>
          <table:table-cell table:style-name="ce1" office:value-type="string" calcext:value-type="string">
            <text:p>chi-square test probability (distance set 3)</text:p>
          </table:table-cell>
          <table:table-cell table:style-name="ce1" office:value-type="string" calcext:value-type="string" table:number-columns-spanned="5" table:number-rows-spanned="1">
            <text:p>f(0) or h(0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probability of detection (Pw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effective strip width (ESW) or effective detection radius (EDR)</text:p>
          </table:table-cell>
          <table:covered-table-cell table:number-columns-repeated="4" table:style-name="ce1"/>
          <table:table-cell table:style-name="ce1" office:value-type="string" calcext:value-type="string">
            <text:p>AICc</text:p>
          </table:table-cell>
          <table:table-cell table:style-name="ce1" office:value-type="string" calcext:value-type="string">
            <text:p>BIC</text:p>
          </table:table-cell>
          <table:table-cell table:style-name="ce1" office:value-type="string" calcext:value-type="string">
            <text:p>Log likelihood</text:p>
          </table:table-cell>
          <table:table-cell table:style-name="ce1" office:value-type="string" calcext:value-type="string">
            <text:p>Kolmogorov-Smirnov test probability</text:p>
          </table:table-cell>
          <table:table-cell table:style-name="ce1" office:value-type="string" calcext:value-type="string">
            <text:p>Cramér-von Mises (uniform weighting) test probability</text:p>
          </table:table-cell>
          <table:table-cell table:style-name="ce1" office:value-type="string" calcext:value-type="string">
            <text:p>Cramér-von Mises (cosine weighting) test probability</text:p>
          </table:table-cell>
          <table:table-cell table:style-name="ce1" office:value-type="string" calcext:value-type="string">
            <text:p>key function type</text:p>
          </table:table-cell>
          <table:table-cell table:style-name="ce1" office:value-type="string" calcext:value-type="string">
            <text:p>adjustment series type</text:p>
          </table:table-cell>
          <table:table-cell table:style-name="ce1" office:value-type="string" calcext:value-type="string">
            <text:p>number of key function parameters (NKP)</text:p>
          </table:table-cell>
          <table:table-cell table:style-name="ce1" office:value-type="string" calcext:value-type="string">
            <text:p>number of adjustment term parameters (NAP)</text:p>
          </table:table-cell>
          <table:table-cell table:style-name="ce1" office:value-type="string" calcext:value-type="string">
            <text:p>number of covariate parameters (NCP)</text:p>
          </table:table-cell>
          <table:table-cell table:style-name="ce1" office:value-type="string" calcext:value-type="string">
            <text:p>estimated value of A(1) adjustment term parameter</text:p>
          </table:table-cell>
          <table:table-cell table:style-name="ce1" office:value-type="string" calcext:value-type="string">
            <text:p>estimated value of A(2) adjustment term parameter</text:p>
          </table:table-cell>
          <table:table-cell table:style-name="ce1" office:value-type="string" calcext:value-type="string">
            <text:p>density of animals</text:p>
          </table:table-cell>
          <table:table-cell table:style-name="ce1" office:value-type="string" calcext:value-type="string" table:number-columns-spanned="5" table:number-rows-spanned="1">
            <text:p>density of clusters (or animal density if non-clustered)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density of animals</text:p>
          </table:table-cell>
          <table:covered-table-cell table:number-columns-repeated="4" table:style-name="ce1"/>
          <table:table-cell table:style-name="ce1" office:value-type="string" calcext:value-type="string" table:number-columns-spanned="5" table:number-rows-spanned="1">
            <text:p>number of animals, if survey area is specified</text:p>
          </table:table-cell>
          <table:covered-table-cell table:number-columns-repeated="4" table:style-name="ce1"/>
        </table:table-row>
        <table:table-row table:style-name="ro1">
          <table:table-cell table:style-name="ce1"/>
          <table:table-cell table:number-columns-repeated="17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0"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number-columns-repeated="13" table:style-name="ce1" office:value-type="string" calcext:value-type="string">
            <text:p>Value</text:p>
          </table:table-cell>
          <table:table-cell table:style-name="ce1" office:value-type="string" calcext:value-type="string">
            <text:p>Delta Cv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Lcl</text:p>
          </table:table-cell>
          <table:table-cell table:style-name="ce1" office:value-type="string" calcext:value-type="string">
            <text:p>Ucl</text:p>
          </table:table-cell>
          <table:table-cell table:style-name="ce1" office:value-type="string" calcext:value-type="string">
            <text:p>Df</text:p>
          </table:table-cell>
        </table:table-row>
        <table:table-row table:style-name="ro1">
          <table:table-cell table:number-columns-repeated="7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b-m-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0-12-26T10:18:46.27" calcext:value-type="date">
            <text:p>2020-12-26 10:18:46</text:p>
          </table:table-cell>
          <table:table-cell office:value-type="string" calcext:value-type="string">
            <text:p>tmp\mcds-anlr\SylvAtri-b-m-5mn-haz-cos-obuc0x7f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.457447" calcext:value-type="float">
            <text:p>1,457447</text:p>
          </table:table-cell>
          <table:table-cell office:value-type="float" office:value="0.09716945" calcext:value-type="float">
            <text:p>0,09716945</text:p>
          </table:table-cell>
          <table:table-cell office:value-type="float" office:value="1.202232" calcext:value-type="float">
            <text:p>1,202232</text:p>
          </table:table-cell>
          <table:table-cell office:value-type="float" office:value="1.766839" calcext:value-type="float">
            <text:p>1,76683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25.339" calcext:value-type="float">
            <text:p>1525,339</text:p>
          </table:table-cell>
          <table:table-cell office:value-type="float" office:value="0.3482684" calcext:value-type="float">
            <text:p>0,3482684</text:p>
          </table:table-cell>
          <table:table-cell office:value-type="float" office:value="0.186077" calcext:value-type="float">
            <text:p>0,186077</text:p>
          </table:table-cell>
          <table:table-cell office:value-type="float" office:value="0.1360106" calcext:value-type="float">
            <text:p>0,1360106</text:p>
          </table:table-cell>
          <table:table-cell office:value-type="float" office:value="0.3482684" calcext:value-type="float">
            <text:p>0,3482684</text:p>
          </table:table-cell>
          <table:table-cell office:value-type="float" office:value="0.0001177976" calcext:value-type="float">
            <text:p>0,0001177976</text:p>
          </table:table-cell>
          <table:table-cell office:value-type="float" office:value="0.1263134" calcext:value-type="float">
            <text:p>0,1263134</text:p>
          </table:table-cell>
          <table:table-cell office:value-type="float" office:value="0.00009184906" calcext:value-type="float">
            <text:p>9,184906E-05</text:p>
          </table:table-cell>
          <table:table-cell office:value-type="float" office:value="0.0001510768" calcext:value-type="float">
            <text:p>0,0001510768</text:p>
          </table:table-cell>
          <table:table-cell office:value-type="float" office:value="135" calcext:value-type="float">
            <text:p>135</text:p>
          </table:table-cell>
          <table:table-cell office:value-type="float" office:value="0.07123939" calcext:value-type="float">
            <text:p>0,07123939</text:p>
          </table:table-cell>
          <table:table-cell office:value-type="float" office:value="0.1263134" calcext:value-type="float">
            <text:p>0,1263134</text:p>
          </table:table-cell>
          <table:table-cell office:value-type="float" office:value="0.05554674" calcext:value-type="float">
            <text:p>0,05554674</text:p>
          </table:table-cell>
          <table:table-cell office:value-type="float" office:value="0.09136541" calcext:value-type="float">
            <text:p>0,09136541</text:p>
          </table:table-cell>
          <table:table-cell office:value-type="float" office:value="135" calcext:value-type="float">
            <text:p>135</text:p>
          </table:table-cell>
          <table:table-cell office:value-type="float" office:value="130.3007" calcext:value-type="float">
            <text:p>130,3007</text:p>
          </table:table-cell>
          <table:table-cell office:value-type="float" office:value="0.06315669" calcext:value-type="float">
            <text:p>0,06315669</text:p>
          </table:table-cell>
          <table:table-cell office:value-type="float" office:value="115.0153" calcext:value-type="float">
            <text:p>115,0153</text:p>
          </table:table-cell>
          <table:table-cell office:value-type="float" office:value="147.6176" calcext:value-type="float">
            <text:p>147,6176</text:p>
          </table:table-cell>
          <table:table-cell office:value-type="float" office:value="135" calcext:value-type="float">
            <text:p>135</text:p>
          </table:table-cell>
          <table:table-cell office:value-type="float" office:value="1525.429" calcext:value-type="float">
            <text:p>1525,429</text:p>
          </table:table-cell>
          <table:table-cell office:value-type="float" office:value="1531.179" calcext:value-type="float">
            <text:p>1531,179</text:p>
          </table:table-cell>
          <table:table-cell office:value-type="float" office:value="-760.6697" calcext:value-type="float">
            <text:p>-760,6697</text:p>
          </table:table-cell>
          <table:table-cell office:value-type="float" office:value="0.6256207" calcext:value-type="float">
            <text:p>0,6256207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07023" calcext:value-type="float">
            <text:p>97,07023</text:p>
          </table:table-cell>
          <table:table-cell office:value-type="float" office:value="3.818157" calcext:value-type="float">
            <text:p>3,818157</text:p>
          </table:table-cell>
          <table:table-cell office:value-type="float" office:value="0" calcext:value-type="float">
            <text:p>0</text:p>
          </table:table-cell>
          <table:table-cell office:value-type="float" office:value="0.2732431" calcext:value-type="float">
            <text:p>0,2732431</text:p>
          </table:table-cell>
          <table:table-cell office:value-type="float" office:value="0.1593643" calcext:value-type="float">
            <text:p>0,1593643</text:p>
          </table:table-cell>
          <table:table-cell office:value-type="float" office:value="0.1999974" calcext:value-type="float">
            <text:p>0,1999974</text:p>
          </table:table-cell>
          <table:table-cell office:value-type="float" office:value="0.3733137" calcext:value-type="float">
            <text:p>0,3733137</text:p>
          </table:table-cell>
          <table:table-cell office:value-type="float" office:value="226.7749" calcext:value-type="float">
            <text:p>226,7749</text:p>
          </table:table-cell>
          <table:table-cell office:value-type="float" office:value="0.2732431" calcext:value-type="float">
            <text:p>0,2732431</text:p>
          </table:table-cell>
          <table:table-cell office:value-type="float" office:value="0.1593643" calcext:value-type="float">
            <text:p>0,1593643</text:p>
          </table:table-cell>
          <table:table-cell office:value-type="float" office:value="0.1999974" calcext:value-type="float">
            <text:p>0,1999974</text:p>
          </table:table-cell>
          <table:table-cell office:value-type="float" office:value="0.3733137" calcext:value-type="float">
            <text:p>0,3733137</text:p>
          </table:table-cell>
          <table:table-cell office:value-type="float" office:value="226.7749" calcext:value-type="float">
            <text:p>226,7749</text:p>
          </table:table-cell>
          <table:table-cell office:value-type="float" office:value="656" calcext:value-type="float">
            <text:p>656</text:p>
          </table:table-cell>
          <table:table-cell office:value-type="float" office:value="0.1593643" calcext:value-type="float">
            <text:p>0,1593643</text:p>
          </table:table-cell>
          <table:table-cell office:value-type="float" office:value="480" calcext:value-type="float">
            <text:p>480</text:p>
          </table:table-cell>
          <table:table-cell office:value-type="float" office:value="896" calcext:value-type="float">
            <text:p>896</text:p>
          </table:table-cell>
          <table:table-cell office:value-type="float" office:value="226.7749" calcext:value-type="float">
            <text:p>226,7749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b-m-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0-12-26T10:18:46.38" calcext:value-type="date">
            <text:p>2020-12-26 10:18:46</text:p>
          </table:table-cell>
          <table:table-cell office:value-type="string" calcext:value-type="string">
            <text:p>tmp\mcds-anlr\SylvAtri-b-m-10mn-haz-cos-b2ccmdi3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2.202128" calcext:value-type="float">
            <text:p>2,202128</text:p>
          </table:table-cell>
          <table:table-cell office:value-type="float" office:value="0.08539717" calcext:value-type="float">
            <text:p>0,08539717</text:p>
          </table:table-cell>
          <table:table-cell office:value-type="float" office:value="1.859207" calcext:value-type="float">
            <text:p>1,859207</text:p>
          </table:table-cell>
          <table:table-cell office:value-type="float" office:value="2.608298" calcext:value-type="float">
            <text:p>2,60829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38.707" calcext:value-type="float">
            <text:p>2338,707</text:p>
          </table:table-cell>
          <table:table-cell office:value-type="float" office:value="0.02513748" calcext:value-type="float">
            <text:p>0,02513748</text:p>
          </table:table-cell>
          <table:table-cell office:value-type="float" office:value="0.1277218" calcext:value-type="float">
            <text:p>0,1277218</text:p>
          </table:table-cell>
          <table:table-cell office:value-type="float" office:value="0.007693529" calcext:value-type="float">
            <text:p>0,007693529</text:p>
          </table:table-cell>
          <table:table-cell office:value-type="float" office:value="0.02513748" calcext:value-type="float">
            <text:p>0,02513748</text:p>
          </table:table-cell>
          <table:table-cell office:value-type="float" office:value="0.0001020438" calcext:value-type="float">
            <text:p>0,0001020438</text:p>
          </table:table-cell>
          <table:table-cell office:value-type="float" office:value="0.1052121" calcext:value-type="float">
            <text:p>0,1052121</text:p>
          </table:table-cell>
          <table:table-cell office:value-type="float" office:value="0.00008297477" calcext:value-type="float">
            <text:p>8,297477E-05</text:p>
          </table:table-cell>
          <table:table-cell office:value-type="float" office:value="0.0001254953" calcext:value-type="float">
            <text:p>0,0001254953</text:p>
          </table:table-cell>
          <table:table-cell office:value-type="float" office:value="205" calcext:value-type="float">
            <text:p>205</text:p>
          </table:table-cell>
          <table:table-cell office:value-type="float" office:value="0.08223746" calcext:value-type="float">
            <text:p>0,08223746</text:p>
          </table:table-cell>
          <table:table-cell office:value-type="float" office:value="0.1052121" calcext:value-type="float">
            <text:p>0,1052121</text:p>
          </table:table-cell>
          <table:table-cell office:value-type="float" office:value="0.06686963" calcext:value-type="float">
            <text:p>0,06686963</text:p>
          </table:table-cell>
          <table:table-cell office:value-type="float" office:value="0.1011371" calcext:value-type="float">
            <text:p>0,1011371</text:p>
          </table:table-cell>
          <table:table-cell office:value-type="float" office:value="205" calcext:value-type="float">
            <text:p>205</text:p>
          </table:table-cell>
          <table:table-cell office:value-type="float" office:value="139.9979" calcext:value-type="float">
            <text:p>139,9979</text:p>
          </table:table-cell>
          <table:table-cell office:value-type="float" office:value="0.05260606" calcext:value-type="float">
            <text:p>0,05260606</text:p>
          </table:table-cell>
          <table:table-cell office:value-type="float" office:value="126.2143" calcext:value-type="float">
            <text:p>126,2143</text:p>
          </table:table-cell>
          <table:table-cell office:value-type="float" office:value="155.2869" calcext:value-type="float">
            <text:p>155,2869</text:p>
          </table:table-cell>
          <table:table-cell office:value-type="float" office:value="205" calcext:value-type="float">
            <text:p>205</text:p>
          </table:table-cell>
          <table:table-cell office:value-type="float" office:value="2338.765" calcext:value-type="float">
            <text:p>2338,765</text:p>
          </table:table-cell>
          <table:table-cell office:value-type="float" office:value="2345.372" calcext:value-type="float">
            <text:p>2345,372</text:p>
          </table:table-cell>
          <table:table-cell office:value-type="float" office:value="-1167.353" calcext:value-type="float">
            <text:p>-1167,353</text:p>
          </table:table-cell>
          <table:table-cell office:value-type="float" office:value="0.663388" calcext:value-type="float">
            <text:p>0,663388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2911" calcext:value-type="float">
            <text:p>103,2911</text:p>
          </table:table-cell>
          <table:table-cell office:value-type="float" office:value="3.715686" calcext:value-type="float">
            <text:p>3,715686</text:p>
          </table:table-cell>
          <table:table-cell office:value-type="float" office:value="0" calcext:value-type="float">
            <text:p>0</text:p>
          </table:table-cell>
          <table:table-cell office:value-type="float" office:value="0.3576427" calcext:value-type="float">
            <text:p>0,3576427</text:p>
          </table:table-cell>
          <table:table-cell office:value-type="float" office:value="0.1355074" calcext:value-type="float">
            <text:p>0,1355074</text:p>
          </table:table-cell>
          <table:table-cell office:value-type="float" office:value="0.2742493" calcext:value-type="float">
            <text:p>0,2742493</text:p>
          </table:table-cell>
          <table:table-cell office:value-type="float" office:value="0.4663944" calcext:value-type="float">
            <text:p>0,4663944</text:p>
          </table:table-cell>
          <table:table-cell office:value-type="float" office:value="288.2811" calcext:value-type="float">
            <text:p>288,2811</text:p>
          </table:table-cell>
          <table:table-cell office:value-type="float" office:value="0.3576427" calcext:value-type="float">
            <text:p>0,3576427</text:p>
          </table:table-cell>
          <table:table-cell office:value-type="float" office:value="0.1355074" calcext:value-type="float">
            <text:p>0,1355074</text:p>
          </table:table-cell>
          <table:table-cell office:value-type="float" office:value="0.2742493" calcext:value-type="float">
            <text:p>0,2742493</text:p>
          </table:table-cell>
          <table:table-cell office:value-type="float" office:value="0.4663944" calcext:value-type="float">
            <text:p>0,4663944</text:p>
          </table:table-cell>
          <table:table-cell office:value-type="float" office:value="288.2811" calcext:value-type="float">
            <text:p>288,2811</text:p>
          </table:table-cell>
          <table:table-cell office:value-type="float" office:value="858" calcext:value-type="float">
            <text:p>858</text:p>
          </table:table-cell>
          <table:table-cell office:value-type="float" office:value="0.1355074" calcext:value-type="float">
            <text:p>0,1355074</text:p>
          </table:table-cell>
          <table:table-cell office:value-type="float" office:value="658" calcext:value-type="float">
            <text:p>658</text:p>
          </table:table-cell>
          <table:table-cell office:value-type="float" office:value="1119" calcext:value-type="float">
            <text:p>1119</text:p>
          </table:table-cell>
          <table:table-cell office:value-type="float" office:value="288.2811" calcext:value-type="float">
            <text:p>288,281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SylvAtri-ab-m-5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0-12-26T10:18:46.61" calcext:value-type="date">
            <text:p>2020-12-26 10:18:46</text:p>
          </table:table-cell>
          <table:table-cell office:value-type="string" calcext:value-type="string">
            <text:p>tmp\mcds-anlr\SylvAtri-ab-m-5mn-haz-cos-2dwc1oof</text:p>
          </table:table-cell>
          <table:table-cell office:value-type="float" office:value="261" calcext:value-type="float">
            <text:p>26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373684" calcext:value-type="float">
            <text:p>1,373684</text:p>
          </table:table-cell>
          <table:table-cell office:value-type="float" office:value="0.08385102" calcext:value-type="float">
            <text:p>0,08385102</text:p>
          </table:table-cell>
          <table:table-cell office:value-type="float" office:value="1.163372" calcext:value-type="float">
            <text:p>1,163372</text:p>
          </table:table-cell>
          <table:table-cell office:value-type="float" office:value="1.622017" calcext:value-type="float">
            <text:p>1,62201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88.1876" calcext:value-type="float">
            <text:p>488,18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70.073" calcext:value-type="float">
            <text:p>2870,073</text:p>
          </table:table-cell>
          <table:table-cell office:value-type="float" office:value="0.00002139807" calcext:value-type="float">
            <text:p>2,139807E-05</text:p>
          </table:table-cell>
          <table:table-cell office:value-type="float" office:value="0.004318774" calcext:value-type="float">
            <text:p>0,004318774</text:p>
          </table:table-cell>
          <table:table-cell office:value-type="float" office:value="0.0002317429" calcext:value-type="float">
            <text:p>0,0002317429</text:p>
          </table:table-cell>
          <table:table-cell office:value-type="float" office:value="0.00002139807" calcext:value-type="float">
            <text:p>2,139807E-05</text:p>
          </table:table-cell>
          <table:table-cell office:value-type="float" office:value="0.0001334272" calcext:value-type="float">
            <text:p>0,0001334272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001122903" calcext:value-type="float">
            <text:p>0,0001122903</text:p>
          </table:table-cell>
          <table:table-cell office:value-type="float" office:value="0.0001585427" calcext:value-type="float">
            <text:p>0,0001585427</text:p>
          </table:table-cell>
          <table:table-cell office:value-type="float" office:value="259" calcext:value-type="float">
            <text:p>259</text:p>
          </table:table-cell>
          <table:table-cell office:value-type="float" office:value="0.06289443" calcext:value-type="float">
            <text:p>0,06289443</text:p>
          </table:table-cell>
          <table:table-cell office:value-type="float" office:value="0.08775254" calcext:value-type="float">
            <text:p>0,08775254</text:p>
          </table:table-cell>
          <table:table-cell office:value-type="float" office:value="0.05293102" calcext:value-type="float">
            <text:p>0,05293102</text:p>
          </table:table-cell>
          <table:table-cell office:value-type="float" office:value="0.07473329" calcext:value-type="float">
            <text:p>0,07473329</text:p>
          </table:table-cell>
          <table:table-cell office:value-type="float" office:value="259" calcext:value-type="float">
            <text:p>259</text:p>
          </table:table-cell>
          <table:table-cell office:value-type="float" office:value="122.4314" calcext:value-type="float">
            <text:p>122,4314</text:p>
          </table:table-cell>
          <table:table-cell office:value-type="float" office:value="0.04387628" calcext:value-type="float">
            <text:p>0,04387628</text:p>
          </table:table-cell>
          <table:table-cell office:value-type="float" office:value="112.3021" calcext:value-type="float">
            <text:p>112,3021</text:p>
          </table:table-cell>
          <table:table-cell office:value-type="float" office:value="133.4743" calcext:value-type="float">
            <text:p>133,4743</text:p>
          </table:table-cell>
          <table:table-cell office:value-type="float" office:value="259" calcext:value-type="float">
            <text:p>259</text:p>
          </table:table-cell>
          <table:table-cell office:value-type="float" office:value="2870.12" calcext:value-type="float">
            <text:p>2870,12</text:p>
          </table:table-cell>
          <table:table-cell office:value-type="float" office:value="2877.202" calcext:value-type="float">
            <text:p>2877,202</text:p>
          </table:table-cell>
          <table:table-cell office:value-type="float" office:value="-1433.036" calcext:value-type="float">
            <text:p>-1433,036</text:p>
          </table:table-cell>
          <table:table-cell office:value-type="float" office:value="0.6021008" calcext:value-type="float">
            <text:p>0,6021008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0918" calcext:value-type="float">
            <text:p>92,10918</text:p>
          </table:table-cell>
          <table:table-cell office:value-type="float" office:value="3.919727" calcext:value-type="float">
            <text:p>3,919727</text:p>
          </table:table-cell>
          <table:table-cell office:value-type="float" office:value="0" calcext:value-type="float">
            <text:p>0</text:p>
          </table:table-cell>
          <table:table-cell office:value-type="float" office:value="0.29171" calcext:value-type="float">
            <text:p>0,29171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0.29171" calcext:value-type="float">
            <text:p>0,29171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0.2299236" calcext:value-type="float">
            <text:p>0,2299236</text:p>
          </table:table-cell>
          <table:table-cell office:value-type="float" office:value="0.3700999" calcext:value-type="float">
            <text:p>0,3700999</text:p>
          </table:table-cell>
          <table:table-cell office:value-type="float" office:value="289.6202" calcext:value-type="float">
            <text:p>289,6202</text:p>
          </table:table-cell>
          <table:table-cell office:value-type="float" office:value="700" calcext:value-type="float">
            <text:p>700</text:p>
          </table:table-cell>
          <table:table-cell office:value-type="float" office:value="0.1213734" calcext:value-type="float">
            <text:p>0,1213734</text:p>
          </table:table-cell>
          <table:table-cell office:value-type="float" office:value="552" calcext:value-type="float">
            <text:p>552</text:p>
          </table:table-cell>
          <table:table-cell office:value-type="float" office:value="888" calcext:value-type="float">
            <text:p>888</text:p>
          </table:table-cell>
          <table:table-cell office:value-type="float" office:value="289.6202" calcext:value-type="float">
            <text:p>289,6202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SylvAtri-ab-m-10mn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20-12-26T10:18:46.75" calcext:value-type="date">
            <text:p>2020-12-26 10:18:46</text:p>
          </table:table-cell>
          <table:table-cell office:value-type="string" calcext:value-type="string">
            <text:p>tmp\mcds-anlr\SylvAtri-ab-m-10mn-haz-cos-3hi3x8ob</text:p>
          </table:table-cell>
          <table:table-cell office:value-type="float" office:value="388" calcext:value-type="float">
            <text:p>388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042105" calcext:value-type="float">
            <text:p>2,042105</text:p>
          </table:table-cell>
          <table:table-cell office:value-type="float" office:value="0.07074273" calcext:value-type="float">
            <text:p>0,07074273</text:p>
          </table:table-cell>
          <table:table-cell office:value-type="float" office:value="1.774847" calcext:value-type="float">
            <text:p>1,774847</text:p>
          </table:table-cell>
          <table:table-cell office:value-type="float" office:value="2.349607" calcext:value-type="float">
            <text:p>2,3496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11.4098" calcext:value-type="float">
            <text:p>511,40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48.866" calcext:value-type="float">
            <text:p>4348,866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1162215" calcext:value-type="float">
            <text:p>0,1162215</text:p>
          </table:table-cell>
          <table:table-cell office:value-type="float" office:value="0.01354569" calcext:value-type="float">
            <text:p>0,01354569</text:p>
          </table:table-cell>
          <table:table-cell office:value-type="float" office:value="0.003969252" calcext:value-type="float">
            <text:p>0,003969252</text:p>
          </table:table-cell>
          <table:table-cell office:value-type="float" office:value="0.0001123162" calcext:value-type="float">
            <text:p>0,0001123162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000974612" calcext:value-type="float">
            <text:p>9,74612E-05</text:p>
          </table:table-cell>
          <table:table-cell office:value-type="float" office:value="0.0001294354" calcext:value-type="float">
            <text:p>0,0001294354</text:p>
          </table:table-cell>
          <table:table-cell office:value-type="float" office:value="386" calcext:value-type="float">
            <text:p>386</text:p>
          </table:table-cell>
          <table:table-cell office:value-type="float" office:value="0.06808469" calcext:value-type="float">
            <text:p>0,06808469</text:p>
          </table:table-cell>
          <table:table-cell office:value-type="float" office:value="0.07224786" calcext:value-type="float">
            <text:p>0,07224786</text:p>
          </table:table-cell>
          <table:table-cell office:value-type="float" office:value="0.05907977" calcext:value-type="float">
            <text:p>0,05907977</text:p>
          </table:table-cell>
          <table:table-cell office:value-type="float" office:value="0.07846214" calcext:value-type="float">
            <text:p>0,07846214</text:p>
          </table:table-cell>
          <table:table-cell office:value-type="float" office:value="386" calcext:value-type="float">
            <text:p>386</text:p>
          </table:table-cell>
          <table:table-cell office:value-type="float" office:value="133.4424" calcext:value-type="float">
            <text:p>133,4424</text:p>
          </table:table-cell>
          <table:table-cell office:value-type="float" office:value="0.03612393" calcext:value-type="float">
            <text:p>0,03612393</text:p>
          </table:table-cell>
          <table:table-cell office:value-type="float" office:value="124.2963" calcext:value-type="float">
            <text:p>124,2963</text:p>
          </table:table-cell>
          <table:table-cell office:value-type="float" office:value="143.2614" calcext:value-type="float">
            <text:p>143,2614</text:p>
          </table:table-cell>
          <table:table-cell office:value-type="float" office:value="386" calcext:value-type="float">
            <text:p>386</text:p>
          </table:table-cell>
          <table:table-cell office:value-type="float" office:value="4348.897" calcext:value-type="float">
            <text:p>4348,897</text:p>
          </table:table-cell>
          <table:table-cell office:value-type="float" office:value="4356.788" calcext:value-type="float">
            <text:p>4356,788</text:p>
          </table:table-cell>
          <table:table-cell office:value-type="float" office:value="-2172.433" calcext:value-type="float">
            <text:p>-2172,433</text:p>
          </table:table-cell>
          <table:table-cell office:value-type="float" office:value="0.6298499" calcext:value-type="float">
            <text:p>0,6298499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COS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72136" calcext:value-type="float">
            <text:p>99,72136</text:p>
          </table:table-cell>
          <table:table-cell office:value-type="float" office:value="3.850964" calcext:value-type="float">
            <text:p>3,850964</text:p>
          </table:table-cell>
          <table:table-cell office:value-type="float" office:value="0" calcext:value-type="float">
            <text:p>0</text:p>
          </table:table-cell>
          <table:table-cell office:value-type="float" office:value="0.3650402" calcext:value-type="float">
            <text:p>0,3650402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0.3650402" calcext:value-type="float">
            <text:p>0,3650402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0.2993343" calcext:value-type="float">
            <text:p>0,2993343</text:p>
          </table:table-cell>
          <table:table-cell office:value-type="float" office:value="0.4451689" calcext:value-type="float">
            <text:p>0,4451689</text:p>
          </table:table-cell>
          <table:table-cell office:value-type="float" office:value="312.7757" calcext:value-type="float">
            <text:p>312,7757</text:p>
          </table:table-cell>
          <table:table-cell office:value-type="float" office:value="876" calcext:value-type="float">
            <text:p>876</text:p>
          </table:table-cell>
          <table:table-cell office:value-type="float" office:value="0.1011152" calcext:value-type="float">
            <text:p>0,1011152</text:p>
          </table:table-cell>
          <table:table-cell office:value-type="float" office:value="718" calcext:value-type="float">
            <text:p>718</text:p>
          </table:table-cell>
          <table:table-cell office:value-type="float" office:value="1068" calcext:value-type="float">
            <text:p>1068</text:p>
          </table:table-cell>
          <table:table-cell office:value-type="float" office:value="312.7757" calcext:value-type="float">
            <text:p>312,775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b-m-5mn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12-26T10:18:48.17" calcext:value-type="date">
            <text:p>2020-12-26 10:18:48</text:p>
          </table:table-cell>
          <table:table-cell office:value-type="string" calcext:value-type="string">
            <text:p>tmp\mcds-anlr\TurdMeru-b-m-5mn-nex-cos-a25qabmr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.393617" calcext:value-type="float">
            <text:p>1,393617</text:p>
          </table:table-cell>
          <table:table-cell office:value-type="float" office:value="0.09350204" calcext:value-type="float">
            <text:p>0,09350204</text:p>
          </table:table-cell>
          <table:table-cell office:value-type="float" office:value="1.157925" calcext:value-type="float">
            <text:p>1,157925</text:p>
          </table:table-cell>
          <table:table-cell office:value-type="float" office:value="1.677283" calcext:value-type="float">
            <text:p>1,67728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79.477" calcext:value-type="float">
            <text:p>1579,477</text:p>
          </table:table-cell>
          <table:table-cell office:value-type="float" office:value="0.2868836" calcext:value-type="float">
            <text:p>0,2868836</text:p>
          </table:table-cell>
          <table:table-cell office:value-type="float" office:value="0.6866912" calcext:value-type="float">
            <text:p>0,6866912</text:p>
          </table:table-cell>
          <table:table-cell office:value-type="float" office:value="0.8983443" calcext:value-type="float">
            <text:p>0,8983443</text:p>
          </table:table-cell>
          <table:table-cell office:value-type="float" office:value="0.2868836" calcext:value-type="float">
            <text:p>0,2868836</text:p>
          </table:table-cell>
          <table:table-cell office:value-type="float" office:value="0.0001318187" calcext:value-type="float">
            <text:p>0,0001318187</text:p>
          </table:table-cell>
          <table:table-cell office:value-type="float" office:value="0.1292641" calcext:value-type="float">
            <text:p>0,1292641</text:p>
          </table:table-cell>
          <table:table-cell office:value-type="float" office:value="0.0001021817" calcext:value-type="float">
            <text:p>0,0001021817</text:p>
          </table:table-cell>
          <table:table-cell office:value-type="float" office:value="0.0001700516" calcext:value-type="float">
            <text:p>0,0001700516</text:p>
          </table:table-cell>
          <table:table-cell office:value-type="float" office:value="130" calcext:value-type="float">
            <text:p>130</text:p>
          </table:table-cell>
          <table:table-cell office:value-type="float" office:value="0.02975114" calcext:value-type="float">
            <text:p>0,02975114</text:p>
          </table:table-cell>
          <table:table-cell office:value-type="float" office:value="0.1292641" calcext:value-type="float">
            <text:p>0,1292641</text:p>
          </table:table-cell>
          <table:table-cell office:value-type="float" office:value="0.02306215" calcext:value-type="float">
            <text:p>0,02306215</text:p>
          </table:table-cell>
          <table:table-cell office:value-type="float" office:value="0.03838022" calcext:value-type="float">
            <text:p>0,03838022</text:p>
          </table:table-cell>
          <table:table-cell office:value-type="float" office:value="130" calcext:value-type="float">
            <text:p>130</text:p>
          </table:table-cell>
          <table:table-cell office:value-type="float" office:value="123.1761" calcext:value-type="float">
            <text:p>123,1761</text:p>
          </table:table-cell>
          <table:table-cell office:value-type="float" office:value="0.06463204" calcext:value-type="float">
            <text:p>0,06463204</text:p>
          </table:table-cell>
          <table:table-cell office:value-type="float" office:value="108.4058" calcext:value-type="float">
            <text:p>108,4058</text:p>
          </table:table-cell>
          <table:table-cell office:value-type="float" office:value="139.9589" calcext:value-type="float">
            <text:p>139,9589</text:p>
          </table:table-cell>
          <table:table-cell office:value-type="float" office:value="130" calcext:value-type="float">
            <text:p>130</text:p>
          </table:table-cell>
          <table:table-cell office:value-type="float" office:value="1579.508" calcext:value-type="float">
            <text:p>1579,508</text:p>
          </table:table-cell>
          <table:table-cell office:value-type="float" office:value="1582.352" calcext:value-type="float">
            <text:p>1582,352</text:p>
          </table:table-cell>
          <table:table-cell office:value-type="float" office:value="-788.7383" calcext:value-type="float">
            <text:p>-788,7383</text:p>
          </table:table-cell>
          <table:table-cell office:value-type="float" office:value="0.3816087" calcext:value-type="float">
            <text:p>0,3816087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1977" calcext:value-type="float">
            <text:p>87,19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923752" calcext:value-type="float">
            <text:p>0,2923752</text:p>
          </table:table-cell>
          <table:table-cell office:value-type="float" office:value="0.1595363" calcext:value-type="float">
            <text:p>0,1595363</text:p>
          </table:table-cell>
          <table:table-cell office:value-type="float" office:value="0.2139156" calcext:value-type="float">
            <text:p>0,2139156</text:p>
          </table:table-cell>
          <table:table-cell office:value-type="float" office:value="0.399612" calcext:value-type="float">
            <text:p>0,399612</text:p>
          </table:table-cell>
          <table:table-cell office:value-type="float" office:value="218.1469" calcext:value-type="float">
            <text:p>218,1469</text:p>
          </table:table-cell>
          <table:table-cell office:value-type="float" office:value="0.2923752" calcext:value-type="float">
            <text:p>0,2923752</text:p>
          </table:table-cell>
          <table:table-cell office:value-type="float" office:value="0.1595363" calcext:value-type="float">
            <text:p>0,1595363</text:p>
          </table:table-cell>
          <table:table-cell office:value-type="float" office:value="0.2139156" calcext:value-type="float">
            <text:p>0,2139156</text:p>
          </table:table-cell>
          <table:table-cell office:value-type="float" office:value="0.399612" calcext:value-type="float">
            <text:p>0,399612</text:p>
          </table:table-cell>
          <table:table-cell office:value-type="float" office:value="218.1469" calcext:value-type="float">
            <text:p>218,1469</text:p>
          </table:table-cell>
          <table:table-cell office:value-type="float" office:value="702" calcext:value-type="float">
            <text:p>702</text:p>
          </table:table-cell>
          <table:table-cell office:value-type="float" office:value="0.1595363" calcext:value-type="float">
            <text:p>0,1595363</text:p>
          </table:table-cell>
          <table:table-cell office:value-type="float" office:value="513" calcext:value-type="float">
            <text:p>513</text:p>
          </table:table-cell>
          <table:table-cell office:value-type="float" office:value="959" calcext:value-type="float">
            <text:p>959</text:p>
          </table:table-cell>
          <table:table-cell office:value-type="float" office:value="218.1469" calcext:value-type="float">
            <text:p>218,146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b-m-10mn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12-26T10:18:48.15" calcext:value-type="date">
            <text:p>2020-12-26 10:18:48</text:p>
          </table:table-cell>
          <table:table-cell office:value-type="string" calcext:value-type="string">
            <text:p>tmp\mcds-anlr\TurdMeru-b-m-10mn-nex-cos-vj0g5lrk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2.340425" calcext:value-type="float">
            <text:p>2,340425</text:p>
          </table:table-cell>
          <table:table-cell office:value-type="float" office:value="0.06317385" calcext:value-type="float">
            <text:p>0,06317385</text:p>
          </table:table-cell>
          <table:table-cell office:value-type="float" office:value="2.064745" calcext:value-type="float">
            <text:p>2,064745</text:p>
          </table:table-cell>
          <table:table-cell office:value-type="float" office:value="2.652914" calcext:value-type="float">
            <text:p>2,65291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2.004" calcext:value-type="float">
            <text:p>2682,004</text:p>
          </table:table-cell>
          <table:table-cell office:value-type="float" office:value="0.6773722" calcext:value-type="float">
            <text:p>0,6773722</text:p>
          </table:table-cell>
          <table:table-cell office:value-type="float" office:value="0.6926192" calcext:value-type="float">
            <text:p>0,6926192</text:p>
          </table:table-cell>
          <table:table-cell office:value-type="float" office:value="0.6384943" calcext:value-type="float">
            <text:p>0,6384943</text:p>
          </table:table-cell>
          <table:table-cell office:value-type="float" office:value="0.6773722" calcext:value-type="float">
            <text:p>0,6773722</text:p>
          </table:table-cell>
          <table:table-cell office:value-type="float" office:value="0.0001231793" calcext:value-type="float">
            <text:p>0,0001231793</text:p>
          </table:table-cell>
          <table:table-cell office:value-type="float" office:value="0.08840054" calcext:value-type="float">
            <text:p>0,08840054</text:p>
          </table:table-cell>
          <table:table-cell office:value-type="float" office:value="0.000103519" calcext:value-type="float">
            <text:p>0,000103519</text:p>
          </table:table-cell>
          <table:table-cell office:value-type="float" office:value="0.0001465734" calcext:value-type="float">
            <text:p>0,0001465734</text:p>
          </table:table-cell>
          <table:table-cell office:value-type="float" office:value="219" calcext:value-type="float">
            <text:p>219</text:p>
          </table:table-cell>
          <table:table-cell office:value-type="float" office:value="0.02628164" calcext:value-type="float">
            <text:p>0,02628164</text:p>
          </table:table-cell>
          <table:table-cell office:value-type="float" office:value="0.08840053" calcext:value-type="float">
            <text:p>0,08840053</text:p>
          </table:table-cell>
          <table:table-cell office:value-type="float" office:value="0.0220869" calcext:value-type="float">
            <text:p>0,0220869</text:p>
          </table:table-cell>
          <table:table-cell office:value-type="float" office:value="0.03127303" calcext:value-type="float">
            <text:p>0,03127303</text:p>
          </table:table-cell>
          <table:table-cell office:value-type="float" office:value="219" calcext:value-type="float">
            <text:p>219</text:p>
          </table:table-cell>
          <table:table-cell office:value-type="float" office:value="127.4225" calcext:value-type="float">
            <text:p>127,4225</text:p>
          </table:table-cell>
          <table:table-cell office:value-type="float" office:value="0.04420026" calcext:value-type="float">
            <text:p>0,04420026</text:p>
          </table:table-cell>
          <table:table-cell office:value-type="float" office:value="116.7971" calcext:value-type="float">
            <text:p>116,7971</text:p>
          </table:table-cell>
          <table:table-cell office:value-type="float" office:value="139.0145" calcext:value-type="float">
            <text:p>139,0145</text:p>
          </table:table-cell>
          <table:table-cell office:value-type="float" office:value="219" calcext:value-type="float">
            <text:p>219</text:p>
          </table:table-cell>
          <table:table-cell office:value-type="float" office:value="2682.022" calcext:value-type="float">
            <text:p>2682,022</text:p>
          </table:table-cell>
          <table:table-cell office:value-type="float" office:value="2685.397" calcext:value-type="float">
            <text:p>2685,397</text:p>
          </table:table-cell>
          <table:table-cell office:value-type="float" office:value="-1340.002" calcext:value-type="float">
            <text:p>-1340,002</text:p>
          </table:table-cell>
          <table:table-cell office:value-type="float" office:value="0.7100232" calcext:value-type="float">
            <text:p>0,710023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15874" calcext:value-type="float">
            <text:p>90,158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588308" calcext:value-type="float">
            <text:p>0,4588308</text:p>
          </table:table-cell>
          <table:table-cell office:value-type="float" office:value="0.1086535" calcext:value-type="float">
            <text:p>0,1086535</text:p>
          </table:table-cell>
          <table:table-cell office:value-type="float" office:value="0.3707455" calcext:value-type="float">
            <text:p>0,3707455</text:p>
          </table:table-cell>
          <table:table-cell office:value-type="float" office:value="0.5678443" calcext:value-type="float">
            <text:p>0,5678443</text:p>
          </table:table-cell>
          <table:table-cell office:value-type="float" office:value="309.6349" calcext:value-type="float">
            <text:p>309,6349</text:p>
          </table:table-cell>
          <table:table-cell office:value-type="float" office:value="0.4588308" calcext:value-type="float">
            <text:p>0,4588308</text:p>
          </table:table-cell>
          <table:table-cell office:value-type="float" office:value="0.1086535" calcext:value-type="float">
            <text:p>0,1086535</text:p>
          </table:table-cell>
          <table:table-cell office:value-type="float" office:value="0.3707455" calcext:value-type="float">
            <text:p>0,3707455</text:p>
          </table:table-cell>
          <table:table-cell office:value-type="float" office:value="0.5678443" calcext:value-type="float">
            <text:p>0,5678443</text:p>
          </table:table-cell>
          <table:table-cell office:value-type="float" office:value="309.6349" calcext:value-type="float">
            <text:p>309,6349</text:p>
          </table:table-cell>
          <table:table-cell office:value-type="float" office:value="1101" calcext:value-type="float">
            <text:p>1101</text:p>
          </table:table-cell>
          <table:table-cell office:value-type="float" office:value="0.1086535" calcext:value-type="float">
            <text:p>0,1086535</text:p>
          </table:table-cell>
          <table:table-cell office:value-type="float" office:value="890" calcext:value-type="float">
            <text:p>890</text:p>
          </table:table-cell>
          <table:table-cell office:value-type="float" office:value="1363" calcext:value-type="float">
            <text:p>1363</text:p>
          </table:table-cell>
          <table:table-cell office:value-type="float" office:value="309.6349" calcext:value-type="float">
            <text:p>309,6349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TurdMeru-ab-m-5mn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12-26T10:18:49.15" calcext:value-type="date">
            <text:p>2020-12-26 10:18:49</text:p>
          </table:table-cell>
          <table:table-cell office:value-type="string" calcext:value-type="string">
            <text:p>tmp\mcds-anlr\TurdMeru-ab-m-5mn-nex-cos-7t9wbbhe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1.215789" calcext:value-type="float">
            <text:p>1,215789</text:p>
          </table:table-cell>
          <table:table-cell office:value-type="float" office:value="0.07700384" calcext:value-type="float">
            <text:p>0,07700384</text:p>
          </table:table-cell>
          <table:table-cell office:value-type="float" office:value="1.043674" calcext:value-type="float">
            <text:p>1,043674</text:p>
          </table:table-cell>
          <table:table-cell office:value-type="float" office:value="1.416288" calcext:value-type="float">
            <text:p>1,41628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14.1258" calcext:value-type="float">
            <text:p>714,12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3.426" calcext:value-type="float">
            <text:p>2743,426</text:p>
          </table:table-cell>
          <table:table-cell office:value-type="float" office:value="0.8010222" calcext:value-type="float">
            <text:p>0,8010222</text:p>
          </table:table-cell>
          <table:table-cell office:value-type="float" office:value="0.8438594" calcext:value-type="float">
            <text:p>0,8438594</text:p>
          </table:table-cell>
          <table:table-cell office:value-type="float" office:value="0.5102618" calcext:value-type="float">
            <text:p>0,5102618</text:p>
          </table:table-cell>
          <table:table-cell office:value-type="float" office:value="0.8010222" calcext:value-type="float">
            <text:p>0,8010222</text:p>
          </table:table-cell>
          <table:table-cell office:value-type="float" office:value="0.0001657632" calcext:value-type="float">
            <text:p>0,0001657632</text:p>
          </table:table-cell>
          <table:table-cell office:value-type="float" office:value="0.09211929" calcext:value-type="float">
            <text:p>0,09211929</text:p>
          </table:table-cell>
          <table:table-cell office:value-type="float" office:value="0.0001383018" calcext:value-type="float">
            <text:p>0,0001383018</text:p>
          </table:table-cell>
          <table:table-cell office:value-type="float" office:value="0.0001986775" calcext:value-type="float">
            <text:p>0,0001986775</text:p>
          </table:table-cell>
          <table:table-cell office:value-type="float" office:value="230" calcext:value-type="float">
            <text:p>230</text:p>
          </table:table-cell>
          <table:table-cell office:value-type="float" office:value="0.02365878" calcext:value-type="float">
            <text:p>0,02365878</text:p>
          </table:table-cell>
          <table:table-cell office:value-type="float" office:value="0.09211928" calcext:value-type="float">
            <text:p>0,09211928</text:p>
          </table:table-cell>
          <table:table-cell office:value-type="float" office:value="0.01973931" calcext:value-type="float">
            <text:p>0,01973931</text:p>
          </table:table-cell>
          <table:table-cell office:value-type="float" office:value="0.02835651" calcext:value-type="float">
            <text:p>0,02835651</text:p>
          </table:table-cell>
          <table:table-cell office:value-type="float" office:value="230" calcext:value-type="float">
            <text:p>230</text:p>
          </table:table-cell>
          <table:table-cell office:value-type="float" office:value="109.8426" calcext:value-type="float">
            <text:p>109,8426</text:p>
          </table:table-cell>
          <table:table-cell office:value-type="float" office:value="0.04605964" calcext:value-type="float">
            <text:p>0,04605964</text:p>
          </table:table-cell>
          <table:table-cell office:value-type="float" office:value="100.3179" calcext:value-type="float">
            <text:p>100,3179</text:p>
          </table:table-cell>
          <table:table-cell office:value-type="float" office:value="120.2717" calcext:value-type="float">
            <text:p>120,2717</text:p>
          </table:table-cell>
          <table:table-cell office:value-type="float" office:value="230" calcext:value-type="float">
            <text:p>230</text:p>
          </table:table-cell>
          <table:table-cell office:value-type="float" office:value="2743.443" calcext:value-type="float">
            <text:p>2743,443</text:p>
          </table:table-cell>
          <table:table-cell office:value-type="float" office:value="2746.868" calcext:value-type="float">
            <text:p>2746,868</text:p>
          </table:table-cell>
          <table:table-cell office:value-type="float" office:value="-1370.713" calcext:value-type="float">
            <text:p>-1370,713</text:p>
          </table:table-cell>
          <table:table-cell office:value-type="float" office:value="0.9001117" calcext:value-type="float">
            <text:p>0,900111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69715" calcext:value-type="float">
            <text:p>77,697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2075" calcext:value-type="float">
            <text:p>0,32075</text:p>
          </table:table-cell>
          <table:table-cell office:value-type="float" office:value="0.1200648" calcext:value-type="float">
            <text:p>0,1200648</text:p>
          </table:table-cell>
          <table:table-cell office:value-type="float" office:value="0.2534696" calcext:value-type="float">
            <text:p>0,2534696</text:p>
          </table:table-cell>
          <table:table-cell office:value-type="float" office:value="0.4058891" calcext:value-type="float">
            <text:p>0,4058891</text:p>
          </table:table-cell>
          <table:table-cell office:value-type="float" office:value="304.1691" calcext:value-type="float">
            <text:p>304,1691</text:p>
          </table:table-cell>
          <table:table-cell office:value-type="float" office:value="0.32075" calcext:value-type="float">
            <text:p>0,32075</text:p>
          </table:table-cell>
          <table:table-cell office:value-type="float" office:value="0.1200648" calcext:value-type="float">
            <text:p>0,1200648</text:p>
          </table:table-cell>
          <table:table-cell office:value-type="float" office:value="0.2534696" calcext:value-type="float">
            <text:p>0,2534696</text:p>
          </table:table-cell>
          <table:table-cell office:value-type="float" office:value="0.4058891" calcext:value-type="float">
            <text:p>0,4058891</text:p>
          </table:table-cell>
          <table:table-cell office:value-type="float" office:value="304.1691" calcext:value-type="float">
            <text:p>304,1691</text:p>
          </table:table-cell>
          <table:table-cell office:value-type="float" office:value="770" calcext:value-type="float">
            <text:p>770</text:p>
          </table:table-cell>
          <table:table-cell office:value-type="float" office:value="0.1200648" calcext:value-type="float">
            <text:p>0,1200648</text:p>
          </table:table-cell>
          <table:table-cell office:value-type="float" office:value="608" calcext:value-type="float">
            <text:p>608</text:p>
          </table:table-cell>
          <table:table-cell office:value-type="float" office:value="974" calcext:value-type="float">
            <text:p>974</text:p>
          </table:table-cell>
          <table:table-cell office:value-type="float" office:value="304.1691" calcext:value-type="float">
            <text:p>304,1691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TurdMeru-ab-m-10mn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12-26T10:18:49.46" calcext:value-type="date">
            <text:p>2020-12-26 10:18:49</text:p>
          </table:table-cell>
          <table:table-cell office:value-type="string" calcext:value-type="string">
            <text:p>tmp\mcds-anlr\TurdMeru-ab-m-10mn-nex-cos-se88b3gm</text:p>
          </table:table-cell>
          <table:table-cell office:value-type="float" office:value="400" calcext:value-type="float">
            <text:p>400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2.105263" calcext:value-type="float">
            <text:p>2,105263</text:p>
          </table:table-cell>
          <table:table-cell office:value-type="float" office:value="0.0565928" calcext:value-type="float">
            <text:p>0,0565928</text:p>
          </table:table-cell>
          <table:table-cell office:value-type="float" office:value="1.881707" calcext:value-type="float">
            <text:p>1,881707</text:p>
          </table:table-cell>
          <table:table-cell office:value-type="float" office:value="2.355379" calcext:value-type="float">
            <text:p>2,35537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85.9954" calcext:value-type="float">
            <text:p>785,99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95.853" calcext:value-type="float">
            <text:p>4795,853</text:p>
          </table:table-cell>
          <table:table-cell office:value-type="float" office:value="0.3293376" calcext:value-type="float">
            <text:p>0,3293376</text:p>
          </table:table-cell>
          <table:table-cell office:value-type="float" office:value="0.5805715" calcext:value-type="float">
            <text:p>0,5805715</text:p>
          </table:table-cell>
          <table:table-cell office:value-type="float" office:value="0.5326" calcext:value-type="float">
            <text:p>0,5326</text:p>
          </table:table-cell>
          <table:table-cell office:value-type="float" office:value="0.3293376" calcext:value-type="float">
            <text:p>0,3293376</text:p>
          </table:table-cell>
          <table:table-cell office:value-type="float" office:value="0.0001478092" calcext:value-type="float">
            <text:p>0,0001478092</text:p>
          </table:table-cell>
          <table:table-cell office:value-type="float" office:value="0.06581499" calcext:value-type="float">
            <text:p>0,06581499</text:p>
          </table:table-cell>
          <table:table-cell office:value-type="float" office:value="0.0001298883" calcext:value-type="float">
            <text:p>0,0001298883</text:p>
          </table:table-cell>
          <table:table-cell office:value-type="float" office:value="0.0001682028" calcext:value-type="float">
            <text:p>0,0001682028</text:p>
          </table:table-cell>
          <table:table-cell office:value-type="float" office:value="399" calcext:value-type="float">
            <text:p>399</text:p>
          </table:table-cell>
          <table:table-cell office:value-type="float" office:value="0.02190224" calcext:value-type="float">
            <text:p>0,02190224</text:p>
          </table:table-cell>
          <table:table-cell office:value-type="float" office:value="0.06581499" calcext:value-type="float">
            <text:p>0,06581499</text:p>
          </table:table-cell>
          <table:table-cell office:value-type="float" office:value="0.01924673" calcext:value-type="float">
            <text:p>0,01924673</text:p>
          </table:table-cell>
          <table:table-cell office:value-type="float" office:value="0.02492413" calcext:value-type="float">
            <text:p>0,02492413</text:p>
          </table:table-cell>
          <table:table-cell office:value-type="float" office:value="399" calcext:value-type="float">
            <text:p>399</text:p>
          </table:table-cell>
          <table:table-cell office:value-type="float" office:value="116.3226" calcext:value-type="float">
            <text:p>116,3226</text:p>
          </table:table-cell>
          <table:table-cell office:value-type="float" office:value="0.03290749" calcext:value-type="float">
            <text:p>0,03290749</text:p>
          </table:table-cell>
          <table:table-cell office:value-type="float" office:value="109.0375" calcext:value-type="float">
            <text:p>109,0375</text:p>
          </table:table-cell>
          <table:table-cell office:value-type="float" office:value="124.0946" calcext:value-type="float">
            <text:p>124,0946</text:p>
          </table:table-cell>
          <table:table-cell office:value-type="float" office:value="399" calcext:value-type="float">
            <text:p>399</text:p>
          </table:table-cell>
          <table:table-cell office:value-type="float" office:value="4795.863" calcext:value-type="float">
            <text:p>4795,863</text:p>
          </table:table-cell>
          <table:table-cell office:value-type="float" office:value="4799.844" calcext:value-type="float">
            <text:p>4799,844</text:p>
          </table:table-cell>
          <table:table-cell office:value-type="float" office:value="-2396.926" calcext:value-type="float">
            <text:p>-2396,926</text:p>
          </table:table-cell>
          <table:table-cell office:value-type="float" office:value="0.8349603" calcext:value-type="float">
            <text:p>0,8349603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26767" calcext:value-type="float">
            <text:p>82,267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95254" calcext:value-type="float">
            <text:p>0,495254</text:p>
          </table:table-cell>
          <table:table-cell office:value-type="float" office:value="0.08680069" calcext:value-type="float">
            <text:p>0,08680069</text:p>
          </table:table-cell>
          <table:table-cell office:value-type="float" office:value="0.4176738" calcext:value-type="float">
            <text:p>0,4176738</text:p>
          </table:table-cell>
          <table:table-cell office:value-type="float" office:value="0.5872443" calcext:value-type="float">
            <text:p>0,5872443</text:p>
          </table:table-cell>
          <table:table-cell office:value-type="float" office:value="366.2376" calcext:value-type="float">
            <text:p>366,2376</text:p>
          </table:table-cell>
          <table:table-cell office:value-type="float" office:value="0.495254" calcext:value-type="float">
            <text:p>0,495254</text:p>
          </table:table-cell>
          <table:table-cell office:value-type="float" office:value="0.08680069" calcext:value-type="float">
            <text:p>0,08680069</text:p>
          </table:table-cell>
          <table:table-cell office:value-type="float" office:value="0.4176738" calcext:value-type="float">
            <text:p>0,4176738</text:p>
          </table:table-cell>
          <table:table-cell office:value-type="float" office:value="0.5872443" calcext:value-type="float">
            <text:p>0,5872443</text:p>
          </table:table-cell>
          <table:table-cell office:value-type="float" office:value="366.2376" calcext:value-type="float">
            <text:p>366,2376</text:p>
          </table:table-cell>
          <table:table-cell office:value-type="float" office:value="1189" calcext:value-type="float">
            <text:p>1189</text:p>
          </table:table-cell>
          <table:table-cell office:value-type="float" office:value="0.08680069" calcext:value-type="float">
            <text:p>0,08680069</text:p>
          </table:table-cell>
          <table:table-cell office:value-type="float" office:value="1002" calcext:value-type="float">
            <text:p>1002</text:p>
          </table:table-cell>
          <table:table-cell office:value-type="float" office:value="1409" calcext:value-type="float">
            <text:p>1409</text:p>
          </table:table-cell>
          <table:table-cell office:value-type="float" office:value="366.2376" calcext:value-type="float">
            <text:p>366,237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b-m-5mn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12-26T10:18:50.85" calcext:value-type="date">
            <text:p>2020-12-26 10:18:50</text:p>
          </table:table-cell>
          <table:table-cell office:value-type="string" calcext:value-type="string">
            <text:p>tmp\mcds-anlr\LuscMega-b-m-5mn-nex-cos-7h_fh46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606383" calcext:value-type="float">
            <text:p>0,606383</text:p>
          </table:table-cell>
          <table:table-cell office:value-type="float" office:value="0.1301341" calcext:value-type="float">
            <text:p>0,1301341</text:p>
          </table:table-cell>
          <table:table-cell office:value-type="float" office:value="0.4687995" calcext:value-type="float">
            <text:p>0,4687995</text:p>
          </table:table-cell>
          <table:table-cell office:value-type="float" office:value="0.7843444" calcext:value-type="float">
            <text:p>0,784344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5.264" calcext:value-type="float">
            <text:p>715,264</text:p>
          </table:table-cell>
          <table:table-cell office:value-type="float" office:value="0.2712808" calcext:value-type="float">
            <text:p>0,2712808</text:p>
          </table:table-cell>
          <table:table-cell office:value-type="float" office:value="0.434873" calcext:value-type="float">
            <text:p>0,434873</text:p>
          </table:table-cell>
          <table:table-cell office:value-type="float" office:value="0.5045813" calcext:value-type="float">
            <text:p>0,5045813</text:p>
          </table:table-cell>
          <table:table-cell office:value-type="float" office:value="0.2712808" calcext:value-type="float">
            <text:p>0,2712808</text:p>
          </table:table-cell>
          <table:table-cell office:value-type="float" office:value="0.0000846878" calcext:value-type="float">
            <text:p>8,46878E-05</text:p>
          </table:table-cell>
          <table:table-cell office:value-type="float" office:value="0.1733734" calcext:value-type="float">
            <text:p>0,1733734</text:p>
          </table:table-cell>
          <table:table-cell office:value-type="float" office:value="0.0000599932" calcext:value-type="float">
            <text:p>5,99932E-05</text:p>
          </table:table-cell>
          <table:table-cell office:value-type="float" office:value="0.0001195473" calcext:value-type="float">
            <text:p>0,0001195473</text:p>
          </table:table-cell>
          <table:table-cell office:value-type="float" office:value="56" calcext:value-type="float">
            <text:p>56</text:p>
          </table:table-cell>
          <table:table-cell office:value-type="float" office:value="0.02336384" calcext:value-type="float">
            <text:p>0,02336384</text:p>
          </table:table-cell>
          <table:table-cell office:value-type="float" office:value="0.1733734" calcext:value-type="float">
            <text:p>0,1733734</text:p>
          </table:table-cell>
          <table:table-cell office:value-type="float" office:value="0.01655104" calcext:value-type="float">
            <text:p>0,01655104</text:p>
          </table:table-cell>
          <table:table-cell office:value-type="float" office:value="0.03298095" calcext:value-type="float">
            <text:p>0,03298095</text:p>
          </table:table-cell>
          <table:table-cell office:value-type="float" office:value="56" calcext:value-type="float">
            <text:p>56</text:p>
          </table:table-cell>
          <table:table-cell office:value-type="float" office:value="153.6755" calcext:value-type="float">
            <text:p>153,6755</text:p>
          </table:table-cell>
          <table:table-cell office:value-type="float" office:value="0.08668669" calcext:value-type="float">
            <text:p>0,08668669</text:p>
          </table:table-cell>
          <table:table-cell office:value-type="float" office:value="129.2197" calcext:value-type="float">
            <text:p>129,2197</text:p>
          </table:table-cell>
          <table:table-cell office:value-type="float" office:value="182.7598" calcext:value-type="float">
            <text:p>182,7598</text:p>
          </table:table-cell>
          <table:table-cell office:value-type="float" office:value="56" calcext:value-type="float">
            <text:p>56</text:p>
          </table:table-cell>
          <table:table-cell office:value-type="float" office:value="715.3368" calcext:value-type="float">
            <text:p>715,3368</text:p>
          </table:table-cell>
          <table:table-cell office:value-type="float" office:value="717.3071" calcext:value-type="float">
            <text:p>717,3071</text:p>
          </table:table-cell>
          <table:table-cell office:value-type="float" office:value="-356.632" calcext:value-type="float">
            <text:p>-356,632</text:p>
          </table:table-cell>
          <table:table-cell office:value-type="float" office:value="0.8357525" calcext:value-type="float">
            <text:p>0,8357525</text:p>
          </table:table-cell>
          <table:table-cell office:value-type="float" office:value="0.9" calcext:value-type="float">
            <text:p>0,9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6992" calcext:value-type="float">
            <text:p>108,69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8173122" calcext:value-type="float">
            <text:p>0,08173122</text:p>
          </table:table-cell>
          <table:table-cell office:value-type="float" office:value="0.2167792" calcext:value-type="float">
            <text:p>0,2167792</text:p>
          </table:table-cell>
          <table:table-cell office:value-type="float" office:value="0.05346113" calcext:value-type="float">
            <text:p>0,05346113</text:p>
          </table:table-cell>
          <table:table-cell office:value-type="float" office:value="0.1249504" calcext:value-type="float">
            <text:p>0,1249504</text:p>
          </table:table-cell>
          <table:table-cell office:value-type="float" office:value="114.9127" calcext:value-type="float">
            <text:p>114,9127</text:p>
          </table:table-cell>
          <table:table-cell office:value-type="float" office:value="0.08173122" calcext:value-type="float">
            <text:p>0,08173122</text:p>
          </table:table-cell>
          <table:table-cell office:value-type="float" office:value="0.2167792" calcext:value-type="float">
            <text:p>0,2167792</text:p>
          </table:table-cell>
          <table:table-cell office:value-type="float" office:value="0.05346113" calcext:value-type="float">
            <text:p>0,05346113</text:p>
          </table:table-cell>
          <table:table-cell office:value-type="float" office:value="0.1249504" calcext:value-type="float">
            <text:p>0,1249504</text:p>
          </table:table-cell>
          <table:table-cell office:value-type="float" office:value="114.9127" calcext:value-type="float">
            <text:p>114,9127</text:p>
          </table:table-cell>
          <table:table-cell office:value-type="float" office:value="196" calcext:value-type="float">
            <text:p>196</text:p>
          </table:table-cell>
          <table:table-cell office:value-type="float" office:value="0.2167792" calcext:value-type="float">
            <text:p>0,2167792</text:p>
          </table:table-cell>
          <table:table-cell office:value-type="float" office:value="128" calcext:value-type="float">
            <text:p>128</text:p>
          </table:table-cell>
          <table:table-cell office:value-type="float" office:value="300" calcext:value-type="float">
            <text:p>300</text:p>
          </table:table-cell>
          <table:table-cell office:value-type="float" office:value="114.9127" calcext:value-type="float">
            <text:p>114,9127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b-m-10mn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12-26T10:18:50.34" calcext:value-type="date">
            <text:p>2020-12-26 10:18:50</text:p>
          </table:table-cell>
          <table:table-cell office:value-type="string" calcext:value-type="string">
            <text:p>tmp\mcds-anlr\LuscMega-b-m-10mn-nex-cos-ik2z29pt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0.893617" calcext:value-type="float">
            <text:p>0,893617</text:p>
          </table:table-cell>
          <table:table-cell office:value-type="float" office:value="0.103607" calcext:value-type="float">
            <text:p>0,103607</text:p>
          </table:table-cell>
          <table:table-cell office:value-type="float" office:value="0.7278416" calcext:value-type="float">
            <text:p>0,7278416</text:p>
          </table:table-cell>
          <table:table-cell office:value-type="float" office:value="1.09715" calcext:value-type="float">
            <text:p>1,0971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2.446" calcext:value-type="float">
            <text:p>1052,446</text:p>
          </table:table-cell>
          <table:table-cell office:value-type="float" office:value="0.986432" calcext:value-type="float">
            <text:p>0,986432</text:p>
          </table:table-cell>
          <table:table-cell office:value-type="float" office:value="0.9939399" calcext:value-type="float">
            <text:p>0,9939399</text:p>
          </table:table-cell>
          <table:table-cell office:value-type="float" office:value="0.6157053" calcext:value-type="float">
            <text:p>0,6157053</text:p>
          </table:table-cell>
          <table:table-cell office:value-type="float" office:value="0.986432" calcext:value-type="float">
            <text:p>0,986432</text:p>
          </table:table-cell>
          <table:table-cell office:value-type="float" office:value="0.00007966168" calcext:value-type="float">
            <text:p>7,966168E-05</text:p>
          </table:table-cell>
          <table:table-cell office:value-type="float" office:value="0.1550284" calcext:value-type="float">
            <text:p>0,1550284</text:p>
          </table:table-cell>
          <table:table-cell office:value-type="float" office:value="0.00005863151" calcext:value-type="float">
            <text:p>5,863151E-05</text:p>
          </table:table-cell>
          <table:table-cell office:value-type="float" office:value="0.000108235" calcext:value-type="float">
            <text:p>0,000108235</text:p>
          </table:table-cell>
          <table:table-cell office:value-type="float" office:value="83" calcext:value-type="float">
            <text:p>83</text:p>
          </table:table-cell>
          <table:table-cell office:value-type="float" office:value="0.02483794" calcext:value-type="float">
            <text:p>0,02483794</text:p>
          </table:table-cell>
          <table:table-cell office:value-type="float" office:value="0.1550284" calcext:value-type="float">
            <text:p>0,1550284</text:p>
          </table:table-cell>
          <table:table-cell office:value-type="float" office:value="0.01828088" calcext:value-type="float">
            <text:p>0,01828088</text:p>
          </table:table-cell>
          <table:table-cell office:value-type="float" office:value="0.03374691" calcext:value-type="float">
            <text:p>0,03374691</text:p>
          </table:table-cell>
          <table:table-cell office:value-type="float" office:value="83" calcext:value-type="float">
            <text:p>83</text:p>
          </table:table-cell>
          <table:table-cell office:value-type="float" office:value="158.4493" calcext:value-type="float">
            <text:p>158,4493</text:p>
          </table:table-cell>
          <table:table-cell office:value-type="float" office:value="0.07751422" calcext:value-type="float">
            <text:p>0,07751422</text:p>
          </table:table-cell>
          <table:table-cell office:value-type="float" office:value="135.842" calcext:value-type="float">
            <text:p>135,842</text:p>
          </table:table-cell>
          <table:table-cell office:value-type="float" office:value="184.8189" calcext:value-type="float">
            <text:p>184,8189</text:p>
          </table:table-cell>
          <table:table-cell office:value-type="float" office:value="83" calcext:value-type="float">
            <text:p>83</text:p>
          </table:table-cell>
          <table:table-cell office:value-type="float" office:value="1052.495" calcext:value-type="float">
            <text:p>1052,495</text:p>
          </table:table-cell>
          <table:table-cell office:value-type="float" office:value="1054.877" calcext:value-type="float">
            <text:p>1054,877</text:p>
          </table:table-cell>
          <table:table-cell office:value-type="float" office:value="-525.223" calcext:value-type="float">
            <text:p>-525,223</text:p>
          </table:table-cell>
          <table:table-cell office:value-type="float" office:value="0.9946844" calcext:value-type="float">
            <text:p>0,99468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0929" calcext:value-type="float">
            <text:p>112,09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132977" calcext:value-type="float">
            <text:p>0,1132977</text:p>
          </table:table-cell>
          <table:table-cell office:value-type="float" office:value="0.1864624" calcext:value-type="float">
            <text:p>0,1864624</text:p>
          </table:table-cell>
          <table:table-cell office:value-type="float" office:value="0.07862413" calcext:value-type="float">
            <text:p>0,07862413</text:p>
          </table:table-cell>
          <table:table-cell office:value-type="float" office:value="0.1632624" calcext:value-type="float">
            <text:p>0,1632624</text:p>
          </table:table-cell>
          <table:table-cell office:value-type="float" office:value="147.4481" calcext:value-type="float">
            <text:p>147,4481</text:p>
          </table:table-cell>
          <table:table-cell office:value-type="float" office:value="0.1132977" calcext:value-type="float">
            <text:p>0,1132977</text:p>
          </table:table-cell>
          <table:table-cell office:value-type="float" office:value="0.1864624" calcext:value-type="float">
            <text:p>0,1864624</text:p>
          </table:table-cell>
          <table:table-cell office:value-type="float" office:value="0.07862413" calcext:value-type="float">
            <text:p>0,07862413</text:p>
          </table:table-cell>
          <table:table-cell office:value-type="float" office:value="0.1632624" calcext:value-type="float">
            <text:p>0,1632624</text:p>
          </table:table-cell>
          <table:table-cell office:value-type="float" office:value="147.4481" calcext:value-type="float">
            <text:p>147,4481</text:p>
          </table:table-cell>
          <table:table-cell office:value-type="float" office:value="272" calcext:value-type="float">
            <text:p>272</text:p>
          </table:table-cell>
          <table:table-cell office:value-type="float" office:value="0.1864624" calcext:value-type="float">
            <text:p>0,1864624</text:p>
          </table:table-cell>
          <table:table-cell office:value-type="float" office:value="189" calcext:value-type="float">
            <text:p>189</text:p>
          </table:table-cell>
          <table:table-cell office:value-type="float" office:value="392" calcext:value-type="float">
            <text:p>392</text:p>
          </table:table-cell>
          <table:table-cell office:value-type="float" office:value="147.4481" calcext:value-type="float">
            <text:p>147,4481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string" calcext:value-type="string">
            <text:p>LuscMega-ab-m-5mn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12-26T10:18:49.18" calcext:value-type="date">
            <text:p>2020-12-26 10:18:49</text:p>
          </table:table-cell>
          <table:table-cell office:value-type="string" calcext:value-type="string">
            <text:p>tmp\mcds-anlr\LuscMega-ab-m-5mn-nex-cos-t5ppv1wq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0.5631579" calcext:value-type="float">
            <text:p>0,5631579</text:p>
          </table:table-cell>
          <table:table-cell office:value-type="float" office:value="0.1204093" calcext:value-type="float">
            <text:p>0,1204093</text:p>
          </table:table-cell>
          <table:table-cell office:value-type="float" office:value="0.4438013" calcext:value-type="float">
            <text:p>0,4438013</text:p>
          </table:table-cell>
          <table:table-cell office:value-type="float" office:value="0.7146144" calcext:value-type="float">
            <text:p>0,714614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31.428" calcext:value-type="float">
            <text:p>1331,428</text:p>
          </table:table-cell>
          <table:table-cell office:value-type="float" office:value="0.7450609" calcext:value-type="float">
            <text:p>0,7450609</text:p>
          </table:table-cell>
          <table:table-cell office:value-type="float" office:value="0.5078886" calcext:value-type="float">
            <text:p>0,5078886</text:p>
          </table:table-cell>
          <table:table-cell office:value-type="float" office:value="0.8157529" calcext:value-type="float">
            <text:p>0,8157529</text:p>
          </table:table-cell>
          <table:table-cell office:value-type="float" office:value="0.7450609" calcext:value-type="float">
            <text:p>0,7450609</text:p>
          </table:table-cell>
          <table:table-cell office:value-type="float" office:value="0.00009019926" calcext:value-type="float">
            <text:p>9,019926E-05</text:p>
          </table:table-cell>
          <table:table-cell office:value-type="float" office:value="0.1348459" calcext:value-type="float">
            <text:p>0,1348459</text:p>
          </table:table-cell>
          <table:table-cell office:value-type="float" office:value="0.00006912244" calcext:value-type="float">
            <text:p>6,912244E-05</text:p>
          </table:table-cell>
          <table:table-cell office:value-type="float" office:value="0.0001177028" calcext:value-type="float">
            <text:p>0,0001177028</text:p>
          </table:table-cell>
          <table:table-cell office:value-type="float" office:value="106" calcext:value-type="float">
            <text:p>106</text:p>
          </table:table-cell>
          <table:table-cell office:value-type="float" office:value="0.02193624" calcext:value-type="float">
            <text:p>0,02193624</text:p>
          </table:table-cell>
          <table:table-cell office:value-type="float" office:value="0.1348459" calcext:value-type="float">
            <text:p>0,1348459</text:p>
          </table:table-cell>
          <table:table-cell office:value-type="float" office:value="0.01681041" calcext:value-type="float">
            <text:p>0,01681041</text:p>
          </table:table-cell>
          <table:table-cell office:value-type="float" office:value="0.02862503" calcext:value-type="float">
            <text:p>0,02862503</text:p>
          </table:table-cell>
          <table:table-cell office:value-type="float" office:value="106" calcext:value-type="float">
            <text:p>106</text:p>
          </table:table-cell>
          <table:table-cell office:value-type="float" office:value="148.9064" calcext:value-type="float">
            <text:p>148,9064</text:p>
          </table:table-cell>
          <table:table-cell office:value-type="float" office:value="0.06742297" calcext:value-type="float">
            <text:p>0,06742297</text:p>
          </table:table-cell>
          <table:table-cell office:value-type="float" office:value="130.2945" calcext:value-type="float">
            <text:p>130,2945</text:p>
          </table:table-cell>
          <table:table-cell office:value-type="float" office:value="170.177" calcext:value-type="float">
            <text:p>170,177</text:p>
          </table:table-cell>
          <table:table-cell office:value-type="float" office:value="106" calcext:value-type="float">
            <text:p>106</text:p>
          </table:table-cell>
          <table:table-cell office:value-type="float" office:value="1331.466" calcext:value-type="float">
            <text:p>1331,466</text:p>
          </table:table-cell>
          <table:table-cell office:value-type="float" office:value="1334.1" calcext:value-type="float">
            <text:p>1334,1</text:p>
          </table:table-cell>
          <table:table-cell office:value-type="float" office:value="-664.7138" calcext:value-type="float">
            <text:p>-664,7138</text:p>
          </table:table-cell>
          <table:table-cell office:value-type="float" office:value="0.9712585" calcext:value-type="float">
            <text:p>0,9712585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.3124" calcext:value-type="float">
            <text:p>105,3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8084502" calcext:value-type="float">
            <text:p>0,08084502</text:p>
          </table:table-cell>
          <table:table-cell office:value-type="float" office:value="0.1807812" calcext:value-type="float">
            <text:p>0,1807812</text:p>
          </table:table-cell>
          <table:table-cell office:value-type="float" office:value="0.05676488" calcext:value-type="float">
            <text:p>0,05676488</text:p>
          </table:table-cell>
          <table:table-cell office:value-type="float" office:value="0.1151402" calcext:value-type="float">
            <text:p>0,1151402</text:p>
          </table:table-cell>
          <table:table-cell office:value-type="float" office:value="200.3234" calcext:value-type="float">
            <text:p>200,3234</text:p>
          </table:table-cell>
          <table:table-cell office:value-type="float" office:value="0.08084502" calcext:value-type="float">
            <text:p>0,08084502</text:p>
          </table:table-cell>
          <table:table-cell office:value-type="float" office:value="0.1807812" calcext:value-type="float">
            <text:p>0,1807812</text:p>
          </table:table-cell>
          <table:table-cell office:value-type="float" office:value="0.05676488" calcext:value-type="float">
            <text:p>0,05676488</text:p>
          </table:table-cell>
          <table:table-cell office:value-type="float" office:value="0.1151402" calcext:value-type="float">
            <text:p>0,1151402</text:p>
          </table:table-cell>
          <table:table-cell office:value-type="float" office:value="200.3234" calcext:value-type="float">
            <text:p>200,3234</text:p>
          </table:table-cell>
          <table:table-cell office:value-type="float" office:value="194" calcext:value-type="float">
            <text:p>194</text:p>
          </table:table-cell>
          <table:table-cell office:value-type="float" office:value="0.1807812" calcext:value-type="float">
            <text:p>0,1807812</text:p>
          </table:table-cell>
          <table:table-cell office:value-type="float" office:value="136" calcext:value-type="float">
            <text:p>136</text:p>
          </table:table-cell>
          <table:table-cell office:value-type="float" office:value="276" calcext:value-type="float">
            <text:p>276</text:p>
          </table:table-cell>
          <table:table-cell office:value-type="float" office:value="200.3234" calcext:value-type="float">
            <text:p>200,3234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uscinia megarhynchos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string" calcext:value-type="string">
            <text:p>LuscMega-ab-m-10mn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AIC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2" office:value-type="date" office:date-value="2020-12-26T10:18:49.2" calcext:value-type="date">
            <text:p>2020-12-26 10:18:49</text:p>
          </table:table-cell>
          <table:table-cell office:value-type="string" calcext:value-type="string">
            <text:p>tmp\mcds-anlr\LuscMega-ab-m-10mn-nex-cos-008ae6o8</text:p>
          </table:table-cell>
          <table:table-cell office:value-type="float" office:value="156" calcext:value-type="float">
            <text:p>156</text:p>
          </table:table-cell>
          <table:table-cell office:value-type="float" office:value="96" calcext:value-type="float">
            <text:p>96</text:p>
          </table:table-cell>
          <table:table-cell office:value-type="float" office:value="190" calcext:value-type="float">
            <text:p>190</text:p>
          </table:table-cell>
          <table:table-cell office:value-type="float" office:value="0.8210526" calcext:value-type="float">
            <text:p>0,8210526</text:p>
          </table:table-cell>
          <table:table-cell office:value-type="float" office:value="0.1029213" calcext:value-type="float">
            <text:p>0,1029213</text:p>
          </table:table-cell>
          <table:table-cell office:value-type="float" office:value="0.6696803" calcext:value-type="float">
            <text:p>0,6696803</text:p>
          </table:table-cell>
          <table:table-cell office:value-type="float" office:value="1.006641" calcext:value-type="float">
            <text:p>1,00664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5.385" calcext:value-type="float">
            <text:p>1005,3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2.133" calcext:value-type="float">
            <text:p>1942,133</text:p>
          </table:table-cell>
          <table:table-cell office:value-type="float" office:value="0.821862" calcext:value-type="float">
            <text:p>0,821862</text:p>
          </table:table-cell>
          <table:table-cell office:value-type="float" office:value="0.7174221" calcext:value-type="float">
            <text:p>0,7174221</text:p>
          </table:table-cell>
          <table:table-cell office:value-type="float" office:value="0.8862764" calcext:value-type="float">
            <text:p>0,8862764</text:p>
          </table:table-cell>
          <table:table-cell office:value-type="float" office:value="0.821862" calcext:value-type="float">
            <text:p>0,821862</text:p>
          </table:table-cell>
          <table:table-cell office:value-type="float" office:value="0.00008490037" calcext:value-type="float">
            <text:p>8,490037E-05</text:p>
          </table:table-cell>
          <table:table-cell office:value-type="float" office:value="0.1191128" calcext:value-type="float">
            <text:p>0,1191128</text:p>
          </table:table-cell>
          <table:table-cell office:value-type="float" office:value="0.00006715563" calcext:value-type="float">
            <text:p>6,715563E-05</text:p>
          </table:table-cell>
          <table:table-cell office:value-type="float" office:value="0.0001073339" calcext:value-type="float">
            <text:p>0,0001073339</text:p>
          </table:table-cell>
          <table:table-cell office:value-type="float" office:value="155" calcext:value-type="float">
            <text:p>155</text:p>
          </table:table-cell>
          <table:table-cell office:value-type="float" office:value="0.02330534" calcext:value-type="float">
            <text:p>0,02330534</text:p>
          </table:table-cell>
          <table:table-cell office:value-type="float" office:value="0.1191128" calcext:value-type="float">
            <text:p>0,1191128</text:p>
          </table:table-cell>
          <table:table-cell office:value-type="float" office:value="0.01843437" calcext:value-type="float">
            <text:p>0,01843437</text:p>
          </table:table-cell>
          <table:table-cell office:value-type="float" office:value="0.02946339" calcext:value-type="float">
            <text:p>0,02946339</text:p>
          </table:table-cell>
          <table:table-cell office:value-type="float" office:value="155" calcext:value-type="float">
            <text:p>155</text:p>
          </table:table-cell>
          <table:table-cell office:value-type="float" office:value="153.483" calcext:value-type="float">
            <text:p>153,483</text:p>
          </table:table-cell>
          <table:table-cell office:value-type="float" office:value="0.05955641" calcext:value-type="float">
            <text:p>0,05955641</text:p>
          </table:table-cell>
          <table:table-cell office:value-type="float" office:value="136.4621" calcext:value-type="float">
            <text:p>136,4621</text:p>
          </table:table-cell>
          <table:table-cell office:value-type="float" office:value="172.6269" calcext:value-type="float">
            <text:p>172,6269</text:p>
          </table:table-cell>
          <table:table-cell office:value-type="float" office:value="155" calcext:value-type="float">
            <text:p>155</text:p>
          </table:table-cell>
          <table:table-cell office:value-type="float" office:value="1942.159" calcext:value-type="float">
            <text:p>1942,159</text:p>
          </table:table-cell>
          <table:table-cell office:value-type="float" office:value="1945.183" calcext:value-type="float">
            <text:p>1945,183</text:p>
          </table:table-cell>
          <table:table-cell office:value-type="float" office:value="-970.0665" calcext:value-type="float">
            <text:p>-970,0665</text:p>
          </table:table-cell>
          <table:table-cell office:value-type="float" office:value="0.9582894" calcext:value-type="float">
            <text:p>0,95828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XPON</text:p>
          </table:table-cell>
          <table:table-cell office:value-type="string" calcext:value-type="string">
            <text:p>COS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5624" calcext:value-type="float">
            <text:p>108,56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109432" calcext:value-type="float">
            <text:p>0,1109432</text:p>
          </table:table-cell>
          <table:table-cell office:value-type="float" office:value="0.1574188" calcext:value-type="float">
            <text:p>0,1574188</text:p>
          </table:table-cell>
          <table:table-cell office:value-type="float" office:value="0.08152121" calcext:value-type="float">
            <text:p>0,08152121</text:p>
          </table:table-cell>
          <table:table-cell office:value-type="float" office:value="0.1509839" calcext:value-type="float">
            <text:p>0,1509839</text:p>
          </table:table-cell>
          <table:table-cell office:value-type="float" office:value="247.6323" calcext:value-type="float">
            <text:p>247,6323</text:p>
          </table:table-cell>
          <table:table-cell office:value-type="float" office:value="0.1109432" calcext:value-type="float">
            <text:p>0,1109432</text:p>
          </table:table-cell>
          <table:table-cell office:value-type="float" office:value="0.1574188" calcext:value-type="float">
            <text:p>0,1574188</text:p>
          </table:table-cell>
          <table:table-cell office:value-type="float" office:value="0.08152121" calcext:value-type="float">
            <text:p>0,08152121</text:p>
          </table:table-cell>
          <table:table-cell office:value-type="float" office:value="0.1509839" calcext:value-type="float">
            <text:p>0,1509839</text:p>
          </table:table-cell>
          <table:table-cell office:value-type="float" office:value="247.6323" calcext:value-type="float">
            <text:p>247,6323</text:p>
          </table:table-cell>
          <table:table-cell office:value-type="float" office:value="266" calcext:value-type="float">
            <text:p>266</text:p>
          </table:table-cell>
          <table:table-cell office:value-type="float" office:value="0.1574188" calcext:value-type="float">
            <text:p>0,1574188</text:p>
          </table:table-cell>
          <table:table-cell office:value-type="float" office:value="196" calcext:value-type="float">
            <text:p>196</text:p>
          </table:table-cell>
          <table:table-cell office:value-type="float" office:value="362" calcext:value-type="float">
            <text:p>362</text:p>
          </table:table-cell>
          <table:table-cell office:value-type="float" office:value="247.6323" calcext:value-type="float">
            <text:p>247,6323</text:p>
          </table:table-cell>
        </table:table-row>
        <table:table-row table:style-name="ro1" table:number-rows-repeated="1048559">
          <table:table-cell table:number-columns-repeated="75"/>
        </table:table-row>
        <table:table-row table:style-name="ro1">
          <table:table-cell table:number-columns-repeated="7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mbria" svg:font-family="Cambria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Results" style:display-name="PageStyle_All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openpyxl</meta:initial-creator>
    <meta:creation-date>2020-12-26T10:22:06</meta:creation-date>
    <dc:date>2020-12-26T10:32:55.385000000</dc:date>
    <meta:generator>LibreOffice/6.4.6.2$Windows_x86 LibreOffice_project/0ce51a4fd21bff07a5c061082cc82c5ed232f115</meta:generator>
    <dc:creator>Jean-Philippe MEURET</dc:creator>
    <meta:editing-duration>PT5M14S</meta:editing-duration>
    <meta:editing-cycles>1</meta:editing-cycles>
    <meta:document-statistic meta:table-count="1" meta:cell-count="1020" meta:object-count="0"/>
    <meta:user-defined meta:name="AppVersion">3.0</meta:user-defined>
  </office:meta>
</office:document-meta>
</file>